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ns-serif" fo:font-size="15pt" officeooo:rsid="00092a37" officeooo:paragraph-rsid="00092a37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officeooo:paragraph-rsid="00092a37"/>
    </style:style>
    <style:style style:name="P3" style:family="paragraph" style:parent-style-name="Standard">
      <style:text-properties officeooo:paragraph-rsid="000b1088"/>
    </style:style>
    <style:style style:name="P4" style:family="paragraph" style:parent-style-name="Standard">
      <style:text-properties officeooo:paragraph-rsid="000c47af"/>
    </style:style>
    <style:style style:name="P5" style:family="paragraph" style:parent-style-name="Standard">
      <style:text-properties officeooo:paragraph-rsid="000cd466"/>
    </style:style>
    <style:style style:name="P6" style:family="paragraph" style:parent-style-name="Standard">
      <style:text-properties officeooo:paragraph-rsid="000d8650"/>
    </style:style>
    <style:style style:name="P7" style:family="paragraph" style:parent-style-name="Standard">
      <style:text-properties officeooo:paragraph-rsid="000e00a0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5pt" officeooo:paragraph-rsid="00092a37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15pt" officeooo:rsid="00092a37" officeooo:paragraph-rsid="00092a3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5pt" officeooo:rsid="00092a37" officeooo:paragraph-rsid="00092a37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5pt" officeooo:rsid="000d8650" officeooo:paragraph-rsid="000d8650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5pt" officeooo:rsid="000e00a0" officeooo:paragraph-rsid="000e00a0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5pt" officeooo:rsid="000e00a0" officeooo:paragraph-rsid="000e00a0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5pt" officeooo:rsid="000e3e62" officeooo:paragraph-rsid="000e3e62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5pt" officeooo:rsid="000f5b5b" officeooo:paragraph-rsid="000f5b5b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Consolas" officeooo:rsid="00092a37" officeooo:paragraph-rsid="00092a37"/>
    </style:style>
    <style:style style:name="T1" style:family="text">
      <style:text-properties officeooo:rsid="00092a37"/>
    </style:style>
    <style:style style:name="T2" style:family="text">
      <style:text-properties style:font-name="Consolas"/>
    </style:style>
    <style:style style:name="T3" style:family="text">
      <style:text-properties style:font-name="Consolas" fo:font-size="15pt" officeooo:rsid="00092a37" style:font-size-asian="15pt" style:font-size-complex="15pt"/>
    </style:style>
    <style:style style:name="T4" style:family="text">
      <style:text-properties style:font-name="Consolas" fo:font-size="15pt" officeooo:rsid="000d8650" style:font-size-asian="15pt" style:font-size-complex="15pt"/>
    </style:style>
    <style:style style:name="T5" style:family="text">
      <style:text-properties style:font-name="Consolas" officeooo:rsid="000c47af"/>
    </style:style>
    <style:style style:name="T6" style:family="text">
      <style:text-properties style:font-name="Consolas" officeooo:rsid="000b1088"/>
    </style:style>
    <style:style style:name="T7" style:family="text">
      <style:text-properties style:font-name="Consolas" officeooo:rsid="000d8650"/>
    </style:style>
    <style:style style:name="T8" style:family="text">
      <style:text-properties style:font-name="Consolas" officeooo:rsid="000cd466"/>
    </style:style>
    <style:style style:name="T9" style:family="text">
      <style:text-properties style:font-name="Consolas" officeooo:rsid="000f0e60"/>
    </style:style>
    <style:style style:name="T10" style:family="text">
      <style:text-properties officeooo:rsid="000e3e62"/>
    </style:style>
    <style:style style:name="T11" style:family="text">
      <style:text-properties officeooo:rsid="000f5b5b"/>
    </style:style>
    <style:style style:name="T12" style:family="text">
      <style:text-properties officeooo:rsid="00110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LGORITMOS </text:span>Y ESTRUCTURAS DE DATOS II GRADO INGENIERÍA INFORMÁTICA,CURSO 16/17 PRÁCTICA DE DIVIDE Y VENCERÁS Y ANÁLISIS DE ALGORITMOS.</text:p>
      <text:p text:style-name="P8"/>
      <text:p text:style-name="P8"/>
      <text:p text:style-name="P9">Memoria de la actividad:</text:p>
      <text:p text:style-name="P9"/>
      <text:p text:style-name="P10"/>
      <text:p text:style-name="P10">Nombre: Ricardo Ramírez García</text:p>
      <text:p text:style-name="P10">Grupo y Subgrupo: 2.2</text:p>
      <text:p text:style-name="P1"><text:span text:style-name="T2">Email: </text:span><text:a xlink:type="simple" xlink:href="mailto:ricardo.ramirezg@um.es" text:style-name="Internet_20_link" text:visited-style-name="Visited_20_Internet_20_Link"><text:span text:style-name="T2">ricardo.ramirezg@um.es</text:span></text:a></text:p>
      <text:p text:style-name="P16"/>
      <text:p text:style-name="P10"/>
      <text:p text:style-name="P10">Nombre: Pablo Salinas Rodríguez</text:p>
      <text:p text:style-name="P10">Grupo y Subgrupo: 2.2</text:p>
      <text:p text:style-name="P1"><text:span text:style-name="T2">Email: </text:span><text:a xlink:type="simple" xlink:href="mailto:pablo.salinasr@um.es" text:style-name="Internet_20_link" text:visited-style-name="Visited_20_Internet_20_Link"><text:span text:style-name="T2">pablo.salinasr@um.es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seudocódigo y análisis del algoritmo:</text:p>
      <text:p text:style-name="P2"><text:span text:style-name="Source_20_Text"><text:span text:style-name="T3">iterativo(string cadena) <text:s/>: </text:span></text:span><text:span text:style-name="Source_20_Text"><text:span text:style-name="T4">String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adenaActual = ""</text:span></text:span></text:p>
      <text:p text:style-name="Standard"><text:span text:style-name="Source_20_Text"><text:span text:style-name="T2">cadenaMaxima = ""</text:span></text:span></text:p>
      <text:p text:style-name="P7"><text:span text:style-name="Source_20_Text"><text:span text:style-name="T2">buscando </text:span></text:span><text:span text:style-name="Source_20_Text"><text:span text:style-name="T5">= 1</text:span></text:span></text:p>
      <text:p text:style-name="P7"><text:span text:style-name="Source_20_Text"><text:span text:style-name="T2"><text:s/></text:span></text:span></text:p>
      <text:p text:style-name="Standard"><text:span text:style-name="Source_20_Text"><text:span text:style-name="T2">i = 0</text:span></text:span></text:p>
      <text:p text:style-name="P7"><text:span text:style-name="Source_20_Text"><text:span text:style-name="T5"><text:tab/>while </text:span></text:span><text:span text:style-name="Source_20_Text"><text:span text:style-name="T2">i &lt; cadena.length </text:span></text:span><text:span text:style-name="Source_20_Text"><text:span text:style-name="T6">AND</text:span></text:span><text:span text:style-name="Source_20_Text"><text:span text:style-name="T2"> !esConsonante(cadena[i])) <text:s/></text:span></text:span><text:span text:style-name="Source_20_Text"><text:span text:style-name="T7">do <text:s/></text:span></text:span><text:span text:style-name="Source_20_Text"><text:span text:style-name="T2">i++</text:span></text:span></text:p>
      <text:p text:style-name="P7"><text:span text:style-name="Source_20_Text"><text:span text:style-name="T5"><text:tab/></text:span></text:span></text:p>
      <text:p text:style-name="P7"><text:span text:style-name="Source_20_Text"><text:span text:style-name="T5"><text:tab/><text:tab/>if </text:span></text:span><text:span text:style-name="Source_20_Text"><text:span text:style-name="T2">i &lt; cadena.length() </text:span></text:span><text:span text:style-name="Source_20_Text"><text:span text:style-name="T5">then</text:span></text:span></text:p>
      <text:p text:style-name="Standard"><text:span text:style-name="Source_20_Text"><text:span text:style-name="T2"><text:tab/><text:tab/><text:tab/>buscando = 1</text:span></text:span></text:p>
      <text:p text:style-name="Standard"><text:span text:style-name="Source_20_Text"><text:span text:style-name="T2"><text:tab/><text:tab/><text:tab/>cadenaActual = cadena[i]</text:span></text:span></text:p>
      <text:p text:style-name="P7"><text:span text:style-name="Source_20_Text"><text:span text:style-name="T5"><text:tab/><text:tab/><text:tab/></text:span></text:span></text:p>
      <text:p text:style-name="P7"><text:span text:style-name="Source_20_Text"><text:span text:style-name="T5"><text:tab/><text:tab/><text:tab/>for</text:span></text:span><text:span text:style-name="T2"> </text:span><text:span text:style-name="Source_20_Text"><text:span text:style-name="T2">j = i+1 </text:span></text:span><text:span text:style-name="Source_20_Text"><text:span text:style-name="T5">to</text:span></text:span><text:span text:style-name="Source_20_Text"><text:span text:style-name="T2"> cadena.length() </text:span></text:span><text:span text:style-name="Source_20_Text"><text:span text:style-name="T5">do</text:span></text:span></text:p>
      <text:p text:style-name="Standard"><text:span text:style-name="Source_20_Text"><text:span text:style-name="T6"><text:tab/><text:tab/><text:tab/><text:tab/>if </text:span></text:span><text:span text:style-name="Source_20_Text"><text:span text:style-name="T2">buscando = 0 </text:span></text:span><text:span text:style-name="Source_20_Text"><text:span text:style-name="T5">then</text:span></text:span><text:span text:style-name="Source_20_Text"><text:span text:style-name="T2"> </text:span></text:span></text:p>
      <text:p text:style-name="Standard"><text:span text:style-name="Source_20_Text"><text:span text:style-name="T2"><text:tab/><text:tab/><text:tab/><text:tab/><text:tab/></text:span></text:span><text:span text:style-name="Source_20_Text"><text:span text:style-name="T5">if </text:span></text:span><text:span text:style-name="Source_20_Text"><text:span text:style-name="T2">esConsonante(cadena[j]) </text:span></text:span><text:span text:style-name="Source_20_Text"><text:span text:style-name="T5">then</text:span></text:span><text:span text:style-name="Source_20_Text"><text:span text:style-name="T2"> </text:span></text:span></text:p>
      <text:p text:style-name="Standard"><text:span text:style-name="Source_20_Text"><text:span text:style-name="T2"><text:tab/><text:tab/><text:tab/><text:tab/><text:tab/><text:tab/>cadenaActual = cadenaActual + cadena[j]</text:span></text:span></text:p>
      <text:p text:style-name="Standard"><text:span text:style-name="Source_20_Text"><text:span text:style-name="T2"><text:tab/><text:tab/><text:tab/><text:tab/><text:tab/><text:tab/>buscando = 1</text:span></text:span></text:p>
      <text:p text:style-name="Standard"><text:span text:style-name="Source_20_Text"><text:span text:style-name="T2"><text:tab/><text:tab/><text:tab/><text:tab/><text:tab/></text:span></text:span><text:span text:style-name="Source_20_Text"><text:span text:style-name="T5">else </text:span></text:span><text:span text:style-name="Source_20_Text"><text:span text:style-name="T2">cadenaActual = ""</text:span></text:span></text:p>
      <text:p text:style-name="Standard"><text:span text:style-name="Source_20_Text"><text:span text:style-name="T2"><text:tab/><text:tab/><text:tab/><text:tab/><text:tab/></text:span></text:span><text:span text:style-name="Source_20_Text"><text:span text:style-name="T5">end</text:span></text:span></text:p>
      <text:p text:style-name="Standard"><text:span text:style-name="Source_20_Text"><text:span text:style-name="T2"><text:tab/><text:tab/><text:tab/><text:tab/></text:span></text:span><text:span text:style-name="Source_20_Text"><text:span text:style-name="T5">end</text:span></text:span><text:span text:style-name="Source_20_Text"><text:span text:style-name="T2"><text:tab/></text:span></text:span></text:p>
      <text:p text:style-name="Standard"><text:span text:style-name="Source_20_Text"><text:span text:style-name="T2"><text:tab/><text:tab/><text:tab/></text:span></text:span><text:span text:style-name="Source_20_Text"><text:span text:style-name="T7">j++</text:span></text:span></text:p>
      <text:p text:style-name="Standard"><text:span text:style-name="Source_20_Text"><text:span text:style-name="T2"><text:tab/><text:tab/><text:tab/></text:span></text:span><text:span text:style-name="Source_20_Text"><text:span text:style-name="T5">end</text:span></text:span></text:p>
      <text:p text:style-name="Standard"><text:span text:style-name="Source_20_Text"><text:span text:style-name="T8"><text:tab/><text:tab/><text:tab/>else</text:span></text:span><text:span text:style-name="Source_20_Text"><text:span text:style-name="T2"> </text:span></text:span></text:p>
      <text:p text:style-name="P4"><text:span text:style-name="Source_20_Text"><text:span text:style-name="T2"><text:tab/><text:tab/><text:tab/><text:tab/>if buscando = 1 </text:span></text:span><text:span text:style-name="Source_20_Text"><text:span text:style-name="T8">then</text:span></text:span></text:p>
      <text:p text:style-name="P3"><text:span text:style-name="Source_20_Text"><text:span text:style-name="T2"><text:tab/><text:tab/><text:tab/><text:tab/><text:tab/>if !esConsonante(cadena[j]) <text:s/></text:span></text:span><text:span text:style-name="Source_20_Text"><text:span text:style-name="T8">then</text:span></text:span></text:p>
      <text:p text:style-name="P3"><text:span text:style-name="Source_20_Text"><text:span text:style-name="T2"><text:tab/><text:tab/><text:tab/><text:tab/><text:tab/><text:tab/>cadenaActual = cadenaActual + cadena[j];</text:span></text:span></text:p>
      <text:p text:style-name="P5"><text:span text:style-name="Source_20_Text"><text:span text:style-name="T2"><text:tab/><text:tab/><text:tab/><text:tab/><text:tab/><text:tab/>if <text:s/>cadenaActual.length() &gt; cadenaMaxima.length() </text:span></text:span><text:span text:style-name="Source_20_Text"><text:span text:style-name="T8">then</text:span></text:span><text:span text:style-name="Source_20_Text"><text:span text:style-name="T2"> </text:span></text:span></text:p>
      <text:p text:style-name="P5"><text:span text:style-name="Source_20_Text"><text:span text:style-name="T2"><text:tab/><text:tab/><text:tab/><text:tab/><text:tab/><text:tab/><text:tab/>cadenaMaxima = cadenaActual; </text:span></text:span></text:p>
      <text:p text:style-name="P5"><text:span text:style-name="Source_20_Text"><text:span text:style-name="T2"><text:tab/><text:tab/><text:tab/><text:tab/><text:tab/><text:tab/><text:tab/>buscando = 0</text:span></text:span></text:p>
      <text:p text:style-name="P5"><text:span text:style-name="Source_20_Text"><text:span text:style-name="T2"><text:tab/><text:tab/><text:tab/><text:tab/><text:tab/><text:tab/></text:span></text:span><text:span text:style-name="Source_20_Text"><text:span text:style-name="T8">end</text:span></text:span></text:p>
      <text:p text:style-name="P7"><text:span text:style-name="Source_20_Text"><text:span text:style-name="T2"><text:tab/><text:tab/><text:tab/> <text:tab/><text:tab/></text:span></text:span></text:p>
      <text:p text:style-name="P7"><text:soft-page-break/><text:span text:style-name="Source_20_Text"><text:span text:style-name="T8"><text:tab/><text:tab/><text:tab/><text:tab/><text:tab/></text:span></text:span><text:span text:style-name="Source_20_Text"><text:span text:style-name="T8">sino </text:span></text:span></text:p>
      <text:p text:style-name="P5"><text:span text:style-name="Source_20_Text"><text:span text:style-name="T2"><text:tab/><text:tab/><text:tab/><text:tab/><text:tab/><text:tab/>cadenaActual = cadena[j] <text:s/><text:tab/>buscando = 1</text:span></text:span></text:p>
      <text:p text:style-name="Standard"><text:span text:style-name="Source_20_Text"><text:span text:style-name="T2"><text:tab/><text:tab/><text:tab/> <text:tab/><text:tab/></text:span></text:span><text:span text:style-name="Source_20_Text"><text:span text:style-name="T8">end</text:span></text:span></text:p>
      <text:p text:style-name="Standard"><text:span text:style-name="Source_20_Text"><text:span text:style-name="T2"><text:tab/><text:tab/><text:tab/><text:tab/></text:span></text:span><text:span text:style-name="Source_20_Text"><text:span text:style-name="T7">end</text:span></text:span></text:p>
      <text:p text:style-name="Standard"><text:span text:style-name="Source_20_Text"><text:span text:style-name="T2"><text:tab/><text:tab/><text:tab/></text:span></text:span><text:span text:style-name="Source_20_Text"><text:span text:style-name="T7">end</text:span></text:span></text:p>
      <text:p text:style-name="P7"><text:span text:style-name="Source_20_Text"><text:span text:style-name="T2"><text:tab/><text:tab/><text:tab/></text:span></text:span></text:p>
      <text:p text:style-name="P7"><text:span text:style-name="Source_20_Text"><text:span text:style-name="T2"><text:tab/><text:tab/><text:tab/>return</text:span></text:span><text:span text:style-name="T2"> </text:span><text:span text:style-name="Source_20_Text"><text:span text:style-name="T2">cadenaMaxima</text:span></text:span></text:p>
      <text:p text:style-name="Standard"><text:span text:style-name="Source_20_Text"><text:span text:style-name="T2"><text:tab/> </text:span></text:span><text:span text:style-name="T2"><text:s/></text:span></text:p>
      <text:p text:style-name="P3"><text:span text:style-name="Source_20_Text"><text:span text:style-name="T6"><text:tab/><text:tab/>else<text:tab/> r</text:span></text:span><text:span text:style-name="Source_20_Text"><text:span text:style-name="T2">eturn</text:span></text:span><text:span text:style-name="T2"> </text:span><text:span text:style-name="Source_20_Text"><text:span text:style-name="T2">""</text:span></text:span></text:p>
      <text:p text:style-name="P3"><text:span text:style-name="Source_20_Text"><text:span text:style-name="T8"><text:tab/>end</text:span></text:span></text:p>
      <text:p text:style-name="P10"/>
      <text:p text:style-name="P10"/>
      <text:p text:style-name="P1"><text:span text:style-name="Source_20_Text"><text:span text:style-name="T2">maxConsVocal(string cadena,int</text:span></text:span><text:span text:style-name="T2"> </text:span><text:span text:style-name="T7">tamano</text:span><text:span text:style-name="Source_20_Text"><text:span text:style-name="T2">) <text:s/>: </text:span></text:span><text:span text:style-name="Source_20_Text"><text:span text:style-name="T7">String</text:span></text:span><text:span text:style-name="Source_20_Text"><text:span text:style-name="T2"> </text:span></text:span></text:p>
      <text:p text:style-name="Standard"><text:span text:style-name="Source_20_Text"><text:span text:style-name="T2">if </text:span></text:span><text:span text:style-name="Source_20_Text"><text:span text:style-name="T7">tamano</text:span></text:span><text:span text:style-name="Source_20_Text"><text:span text:style-name="T2"> &lt;= </text:span></text:span><text:span text:style-name="Source_20_Text"><text:span text:style-name="T7">CasoBase</text:span></text:span><text:span text:style-name="Source_20_Text"><text:span text:style-name="T2"> </text:span></text:span><text:span text:style-name="Source_20_Text"><text:span text:style-name="T7">then</text:span></text:span></text:p>
      <text:p text:style-name="Standard"><text:span text:style-name="Source_20_Text"><text:span text:style-name="T2"><text:tab/>return</text:span></text:span><text:span text:style-name="T2"> </text:span><text:span text:style-name="Source_20_Text"><text:span text:style-name="T2">iterativo(cadena)</text:span></text:span></text:p>
      <text:p text:style-name="P6"><text:span text:style-name="Source_20_Text"><text:span text:style-name="T7">end</text:span></text:span></text:p>
      <text:p text:style-name="Standard"><text:span text:style-name="Source_20_Text"><text:span text:style-name="T2"><text:tab/>cad1 = </text:span></text:span><text:span text:style-name="Source_20_Text"><text:span text:style-name="T9">cadena.substr</text:span></text:span><text:span text:style-name="Source_20_Text"><text:span text:style-name="T2">(</text:span></text:span><text:span text:style-name="Source_20_Text"><text:span text:style-name="T7">0</text:span></text:span><text:span text:style-name="Source_20_Text"><text:span text:style-name="T2">,</text:span></text:span><text:span text:style-name="Source_20_Text"><text:span text:style-name="T7">tamano</text:span></text:span><text:span text:style-name="Source_20_Text"><text:span text:style-name="T2">/2);</text:span></text:span></text:p>
      <text:p text:style-name="Standard"><text:span text:style-name="Source_20_Text"><text:span text:style-name="T2"><text:tab/>cad2 = </text:span></text:span><text:span text:style-name="Source_20_Text"><text:span text:style-name="T7">cadena.</text:span></text:span><text:span text:style-name="Source_20_Text"><text:span text:style-name="T9">substr</text:span></text:span><text:span text:style-name="Source_20_Text"><text:span text:style-name="T2">(</text:span></text:span><text:span text:style-name="Source_20_Text"><text:span text:style-name="T7">tamano</text:span></text:span><text:span text:style-name="Source_20_Text"><text:span text:style-name="T2">/2,</text:span></text:span><text:span text:style-name="Source_20_Text"><text:span text:style-name="T7">tamano-</text:span></text:span><text:span text:style-name="Source_20_Text"><text:span text:style-name="T2">(</text:span></text:span><text:span text:style-name="Source_20_Text"><text:span text:style-name="T7">tamano</text:span></text:span><text:span text:style-name="Source_20_Text"><text:span text:style-name="T2">/2));</text:span></text:span></text:p>
      <text:p text:style-name="Standard"><text:span text:style-name="Source_20_Text"><text:span text:style-name="T2"><text:tab/>return </text:span></text:span><text:span text:style-name="T2"><text:s/></text:span><text:span text:style-name="Source_20_Text"><text:span text:style-name="T2">combinar(cadena,maxConsVocal(cad1,(</text:span></text:span><text:span text:style-name="Source_20_Text"><text:span text:style-name="T7">tamano</text:span></text:span><text:span text:style-name="Source_20_Text"><text:span text:style-name="T2">/2)),maxConsVocal(cad2,(</text:span></text:span><text:span text:style-name="Source_20_Text"><text:span text:style-name="T7">tamano</text:span></text:span><text:span text:style-name="Source_20_Text"><text:span text:style-name="T2">-(</text:span></text:span><text:span text:style-name="Source_20_Text"><text:span text:style-name="T7">tamano</text:span></text:span><text:span text:style-name="Source_20_Text"><text:span text:style-name="T2">/2))));</text:span></text:span></text:p>
      <text:p text:style-name="P6"><text:span text:style-name="Source_20_Text"><text:span text:style-name="T7"/>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Explicación del algoritmo</text:p>
      <text:p text:style-name="P13">La función iterativa :</text:p>
      <text:p text:style-name="P13">Viene dada para resolver los casos bases de la función maxConsVocal.</text:p>
      <text:p text:style-name="P13">Es un función que devuelve la subcadena más larga que contenga un numero par de consonantes seguidas de vocal consecutivas.</text:p>
      <text:p text:style-name="P13">Primero buscamos la primera consonante para discriminar cadenas <text:s/>no válidas </text:p>
      <text:p text:style-name="P13">y devolver directamente la cadena vacía <text:span text:style-name="T10">si no se encuentra ninguna consonante</text:span> , una vez encontrada esa consonante tenemos una condición boolean que nos ayuda a analizar en que estado nos encontramos , es decir ; si estamos buscando una <text:s/>vocal o una consonante <text:s/><text:span text:style-name="T10">y dentro de estos casos nos encontramos ante diferentes situaciones que analizamos, al mismo tiempo que vamos alternando entre consonantes y vocales , actualizamos la cadenaActual(Válida) y sólo en el caso en el que el carácter actual sea vocal y la cadenaActual sea de mayor longitud que la cadenaMáxima(Válida) <text:s/>se actualiza la cadenaMáxima.</text:span></text:p>
      <text:p text:style-name="P14">La <text:span text:style-name="T11">función maxConsVocal :</text:span></text:p>
      <text:p text:style-name="P15">Consta de dos partes <text:s/>, el caso base que se resuelve aplicando <text:span text:style-name="T12">la función iterativa y el caso consta de dos llamadas recursivas a la funcion con la cadena reducida a la mitad , para una llamada con la parte izq y con la otra con la parte derecha , estas dos llamadas se realizan dentro de una llamada al combinar <text:s/>que resuelv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7:32:26.722701145</meta:creation-date>
    <dc:date>2017-04-06T09:09:46.257090219</dc:date>
    <meta:editing-duration>PT8M1S</meta:editing-duration>
    <meta:editing-cycles>1</meta:editing-cycles>
    <meta:document-statistic meta:table-count="0" meta:image-count="0" meta:object-count="0" meta:page-count="4" meta:paragraph-count="65" meta:word-count="389" meta:character-count="2719" meta:non-whitespace-character-count="2215"/>
    <meta:generator>LibreOffice/4.4.6.3$Linux_X86_64 LibreOffice_project/40m0$Build-3</meta:generator>
  </office:meta>
</office:document-meta>
</file>